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0/15/09 Thursday</text:p>
      <text:p text:style-name="Standard"/>
      <text:p text:style-name="Standard">Example software architecture problem</text:p>
      <text:p text:style-name="Standard">Given two components:</text:p>
      <text:p text:style-name="Standard"><text:tab/>E – set of edges</text:p>
      <text:p text:style-name="Standard"><text:tab/>V – set of verticies</text:p>
      <text:p text:style-name="Standard"/>
      <text:p text:style-name="Standard">Your job is to create and maintain a relationship between V and E such that</text:p>
      <text:p text:style-name="Standard"><text:tab/>a) if a vertex is deleted from V and edges using that vertex are deleted from E</text:p>
      <text:p text:style-name="Standard">and </text:p>
      <text:p text:style-name="Standard"><text:tab/>b) if an edge is added to E its vertices's are added to V</text:p>
      <text:p text:style-name="Standard"/>
      <text:p text:style-name="Standard">In your design, you need to consider two future enhancements</text:p>
      <text:list xml:id="list183844654" text:style-name="L1">
        <text:list-item>
          <text:list>
            <text:list-item>
              <text:list>
                <text:list-item>
                  <text:p text:style-name="P1">modify G to G' from using “eager” update to “lazy” update</text:p>
                </text:list-item>
                <text:list-item>
                  <text:p text:style-name="P1">add new component C that keeps track of the number of vertices's in V</text:p>
                </text:list-item>
              </text:list>
            </text:list-item>
          </text:list>
        </text:list-item>
      </text:list>
      <text:p text:style-name="Standard">Solution:</text:p>
      <text:list xml:id="list424819400" text:style-name="L2">
        <text:list-item>
          <text:list>
            <text:list-item>
              <text:list>
                <text:list-item>
                  <text:p text:style-name="P2">encapsulation</text:p>
                  <text:list>
                    <text:list-item>
                      <text:p text:style-name="P2">Fig 1 </text:p>
                      <text:list>
                        <text:list-item>
                          <text:p text:style-name="P2">G-&gt; G': easy</text:p>
                        </text:list-item>
                        <text:list-item>
                          <text:p text:style-name="P2">adding C: is hard we must combine C and G functionality</text:p>
                        </text:list-item>
                        <text:list-item>
                          <text:p text:style-name="P2">reuse V and E: easy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504254438" text:style-name="L3">
        <text:list-item>
          <text:list>
            <text:list-item>
              <text:list>
                <text:list-item>
                  <text:p text:style-name="P3">hardwiring</text:p>
                </text:list-item>
              </text:list>
            </text:list-item>
          </text:list>
        </text:list-item>
      </text:list>
      <text:list xml:id="list155063431" text:continue-list="list424819400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">G-&gt; G': hard non existent</text:p>
                        </text:list-item>
                        <text:list-item>
                          <text:p text:style-name="P2">adding C: less than ideal because we hardwire C to V</text:p>
                        </text:list-item>
                        <text:list-item>
                          <text:p text:style-name="P2">reuse V and E: hard </text:p>
                        </text:list-item>
                      </text:list>
                    </text:list-item>
                  </text:list>
                </text:list-item>
                <text:list-item>
                  <text:p text:style-name="P2">events </text:p>
                  <text:list>
                    <text:list-item>
                      <text:list>
                        <text:list-item>
                          <text:p text:style-name="P2">G-&gt;G' : hard (wheres g)</text:p>
                        </text:list-item>
                        <text:list-item>
                          <text:p text:style-name="P2">adding C: easy (just listens)</text:p>
                        </text:list-item>
                      </text:list>
                    </text:list-item>
                  </text:list>
                </text:list-item>
                <text:list-item>
                  <text:p text:style-name="P2">mediators (winner) MVC model view controller</text:p>
                  <text:list>
                    <text:list-item>
                      <text:list>
                        <text:list-item>
                          <text:p text:style-name="P2">reuse V and E: Good</text:p>
                        </text:list-item>
                        <text:list-item>
                          <text:p text:style-name="P2">G-&gt;G': <text:s/>easy</text:p>
                        </text:list-item>
                        <text:list-item>
                          <text:p text:style-name="P2">adding C: easy just listening</text:p>
                        </text:list-item>
                        <text:list-item>
                          <text:p text:style-name="P2">reuse V and E: <text:s/>Goo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Ch. 10 component level design</text:p>
      <text:p text:style-name="Standard">What is it?</text:p>
      <text:p text:style-name="Standard">-it occurs after architectural design (high level) </text:p>
      <text:p text:style-name="Standard">-we now begin working towards a design model that can be implemted</text:p>
      <text:p text:style-name="Standard"/>
      <text:p text:style-name="Standard">what is a component?</text:p>
      <text:p text:style-name="Standard">-In a OO design, a component is simply as set of collaboration classes</text:p>
      <text:p text:style-name="Standard">-In traditional design, a component is a module </text:p>
      <text:p text:style-name="Standard">-control component coordinates invocation of other components</text:p>
      <text:p text:style-name="Standard">-problem domain component implements functionality</text:p>
      <text:p text:style-name="Standard">-infrastructure component supports required processing</text:p>
      <text:p text:style-name="Standard"/>
      <text:p text:style-name="Standard">Guidelines for component design.</text:p>
      <text:list xml:id="list2093673201" text:style-name="L4">
        <text:list-item>
          <text:list>
            <text:list-item>
              <text:p text:style-name="P4">a component should be open to extension but closed to modification. Can build upon it but not change the data structures</text:p>
            </text:list-item>
            <text:list-item>
              <text:p text:style-name="P4"><text:s/>extensible – can build on it. Use for purposes other than original </text:p>
            </text:list-item>
            <text:list-item>
              <text:p text:style-name="P4"><text:soft-page-break/>design your component so it can be build upon (extended) but doing so does not require changing intervals</text:p>
            </text:list-item>
            <text:list-item>
              <text:p text:style-name="P4">subclasses should be substitutable for their base classes: anything that hold for the base class should hold for the subclass<text:tab/></text:p>
            </text:list-item>
            <text:list-item>
              <text:p text:style-name="P4">depend on abstraction, not concretions</text:p>
            </text:list-item>
            <text:list-item>
              <text:p text:style-name="P4">its is far easier to extend an abstraction concept than a concrete implementation</text:p>
            </text:list-item>
            <text:list-item>
              <text:p text:style-name="P4">many-client specific interfaces are better than one general purpose interface</text:p>
            </text:list-item>
            <text:list-item>
              <text:p text:style-name="P4">it is cleaner to have interfaces for each type of operation or class type rather than having a generic interface that does everything</text:p>
            </text:list-item>
            <text:list-item>
              <text:p text:style-name="P4">the granule of reuse is the granule of release</text:p>
            </text:list-item>
            <text:list-item>
              <text:p text:style-name="P4">classes that change together go together</text:p>
            </text:list-item>
            <text:list-item>
              <text:p text:style-name="P4">classes that don't change together do not belong together, don't drag along necessary classes</text:p>
            </text:list-item>
            <text:list-item>
              <text:p text:style-name="P4">book p.282</text:p>
            </text:list-item>
          </text:list>
        </text:list-item>
      </text:list>
      <text:p text:style-name="Standard">coupling and cohesion</text:p>
      <text:p text:style-name="Standard"><text:tab/>-coupling is the degree of connectedness among modules/ components</text:p>
      <text:p text:style-name="Standard"><text:tab/>cohesion- is the degree to which a component does one, well-defined task</text:p>
      <text:p text:style-name="Standard">-we want high cohesion, low coupling</text:p>
      <text:p text:style-name="Standard"/>
      <text:p text:style-name="Standard">Why important?</text:p>
      <text:p text:style-name="Standard"><text:tab/>Less coupling means: changes less likely to ripple through the system reuse is easier</text:p>
      <text:p text:style-name="Standard">high cohesion</text:p>
      <text:p text:style-name="Standard"><text:tab/>-easier to understand</text:p>
      <text:p text:style-name="Standard"><text:tab/>-easier to chang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15T12:05:20</meta:creation-date>
    <dc:date>2009-10-15T13:39:56</dc:date>
    <meta:editing-duration>PT00H33M27S</meta:editing-duration>
    <meta:editing-cycles>2</meta:editing-cycles>
    <meta:generator>OpenOffice.org/3.0$Linux OpenOffice.org_project/300m15$Build-9379</meta:generator>
    <meta:document-statistic meta:table-count="0" meta:image-count="0" meta:object-count="0" meta:page-count="2" meta:paragraph-count="62" meta:word-count="493" meta:character-count="2750"/>
    <meta:user-defined meta:name="Info 1"/>
    <meta:user-defined meta:name="Info 2"/>
    <meta:user-defined meta:name="Info 3"/>
    <meta:user-defined meta:name="Info 4"/>
  </office:meta>
</office:document-meta>
</file>